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15%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text-properties officeooo:rsid="00055b91" officeooo:paragraph-rsid="00055b91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T1" style:family="text">
      <style:text-properties officeooo:rsid="00055b9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andi Essenziali JAWS per <text:span text:style-name="T1">Gmail</text:span></text:h>
      <text:h text:style-name="Heading_20_2" text:outline-level="2">Preparazione Iniziale</text:h>
      <text:list text:style-name="L1">
        <text:list-item>
          <text:p text:style-name="P2"><text:span text:style-name="Strong_20_Emphasis">INS + Z</text:span>: Disattivare cursore virtuale (modalità applicazione) </text:p>
        </text:list-item>
        <text:list-item>
          <text:p text:style-name="P3">Verificare che le scorciatoie da tastiera siano attive in Gmail </text:p>
        </text:list-item>
      </text:list>
      <text:h text:style-name="Heading_20_2" text:outline-level="2">Navigazione Principale</text:h>
      <text:list text:style-name="L2">
        <text:list-item>
          <text:p text:style-name="P4"><text:span text:style-name="Strong_20_Emphasis">G + I</text:span>: <text:span text:style-name="T1">Passaggio alla modalità focus per Gmail ed e</text:span>ntrare nella Posta in Arrivo (Inbox) </text:p>
        </text:list-item>
        <text:list-item>
          <text:p text:style-name="P5"><text:span text:style-name="Strong_20_Emphasis">G + L</text:span>: Accesso diretto alle etichette (digitare nome etichetta) </text:p>
          <text:list>
            <text:list-item>
              <text:p text:style-name="P6">Esempio: Accesso al Cestino:</text:p>
              <text:list>
                <text:list-item>
                  <text:p text:style-name="P6">(1) G+I</text:p>
                </text:list-item>
                <text:list-item>
                  <text:p text:style-name="P6">(2) G+L</text:p>
                </text:list-item>
                <text:list-item>
                  <text:p text:style-name="P6">(3) Digito “cestino”</text:p>
                </text:list-item>
                <text:list-item>
                  <text:p text:style-name="P6">Una volta fatto, premo G+I e torno indietro oppure Alt + Indietro </text:p>
                </text:list-item>
              </text:list>
            </text:list-item>
          </text:list>
        </text:list-item>
      </text:list>
      <text:h text:style-name="Heading_20_2" text:outline-level="2">Gestione Email</text:h>
      <text:list text:style-name="L3">
        <text:list-item>
          <text:p text:style-name="P7"><text:span text:style-name="Strong_20_Emphasis">Invio</text:span>: Aprire email selezionata </text:p>
        </text:list-item>
        <text:list-item>
          <text:p text:style-name="P7"><text:span text:style-name="Strong_20_Emphasis">U</text:span>: Tornare alla lista email </text:p>
        </text:list-item>
        <text:list-item>
          <text:p text:style-name="P7"><text:span text:style-name="Strong_20_Emphasis">C</text:span>: Comporre nuova email </text:p>
        </text:list-item>
        <text:list-item>
          <text:p text:style-name="P7"><text:span text:style-name="Strong_20_Emphasis">R</text:span>: Rispondere all'email </text:p>
        </text:list-item>
        <text:list-item>
          <text:p text:style-name="P8"><text:span text:style-name="Strong_20_Emphasis">A</text:span>: Rispondere a tutti </text:p>
        </text:list-item>
      </text:list>
      <text:h text:style-name="Heading_20_2" text:outline-level="2">Navigazione Liste</text:h>
      <text:list text:style-name="L4">
        <text:list-item>
          <text:p text:style-name="P9"><text:span text:style-name="Strong_20_Emphasis">J</text:span>: Email successiva </text:p>
        </text:list-item>
        <text:list-item>
          <text:p text:style-name="P9"><text:span text:style-name="Strong_20_Emphasis">K</text:span>: Email precedente </text:p>
        </text:list-item>
        <text:list-item>
          <text:p text:style-name="P9"><text:span text:style-name="Strong_20_Emphasis">X</text:span>: Selezionare/deselezionare email </text:p>
        </text:list-item>
        <text:list-item>
          <text:p text:style-name="P10"><text:span text:style-name="Strong_20_Emphasis">#</text:span>: Eliminare email selezionata </text:p>
        </text:list-item>
      </text:list>
      <text:h text:style-name="Heading_20_2" text:outline-level="2">Azioni Rapide</text:h>
      <text:list text:style-name="L5">
        <text:list-item>
          <text:p text:style-name="P11"><text:span text:style-name="Strong_20_Emphasis">S</text:span>: Contrassegnare con stella </text:p>
        </text:list-item>
        <text:list-item>
          <text:p text:style-name="P11"><text:span text:style-name="Strong_20_Emphasis">I</text:span>: Contrassegnare come importante </text:p>
        </text:list-item>
        <text:list-item>
          <text:p text:style-name="P11"><text:span text:style-name="Strong_20_Emphasis">!</text:span>: Segnalare come spam </text:p>
        </text:list-item>
        <text:list-item>
          <text:p text:style-name="P12"><text:span text:style-name="Strong_20_Emphasis">L</text:span>: Applicare etichetta </text:p>
        </text:list-item>
      </text:list>
      <text:h text:style-name="Heading_20_2" text:outline-level="2">Ricerca</text:h>
      <text:list text:style-name="L6">
        <text:list-item>
          <text:p text:style-name="P13"><text:span text:style-name="Strong_20_Emphasis">/</text:span>: Attivare campo di ricerca </text:p>
        </text:list-item>
        <text:list-item>
          <text:p text:style-name="P14"><text:span text:style-name="Strong_20_Emphasis">Tab</text:span>: Navigare tra i risultati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8T15:00:34.887915100</meta:creation-date>
    <dc:date>2025-07-18T15:02:27.026754000</dc:date>
    <meta:editing-duration>PT1M52S</meta:editing-duration>
    <meta:editing-cycles>1</meta:editing-cycles>
    <meta:document-statistic meta:table-count="0" meta:image-count="0" meta:object-count="0" meta:page-count="1" meta:paragraph-count="31" meta:word-count="165" meta:character-count="961" meta:non-whitespace-character-count="831"/>
    <meta:generator>LibreOffice/25.2.4.3$Windows_X86_64 LibreOffice_project/33e196637044ead23f5c3226cde09b47731f7e27</meta:generator>
  </office:meta>
</office:document-meta>
</file>